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597f" officeooo:paragraph-rsid="000e597f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e597f" officeooo:paragraph-rsid="000e597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e597f" officeooo:paragraph-rsid="000e597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e597f" officeooo:paragraph-rsid="00114c7a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e597f" officeooo:paragraph-rsid="0015a1b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e597f" officeooo:paragraph-rsid="0017230c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e597f" officeooo:paragraph-rsid="0018ba7c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e597f" officeooo:paragraph-rsid="001afec2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08ded" officeooo:paragraph-rsid="00108ded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7230c" officeooo:paragraph-rsid="0017230c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0e597f" officeooo:paragraph-rsid="00108ded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0e597f" officeooo:paragraph-rsid="001258c1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0e597f" officeooo:paragraph-rsid="0015a1b4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0e597f" officeooo:paragraph-rsid="0017230c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0e597f" officeooo:paragraph-rsid="0018ba7c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0e597f" officeooo:paragraph-rsid="001afec2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108ded" officeooo:paragraph-rsid="000e597f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108ded" officeooo:paragraph-rsid="00114c7a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108ded" officeooo:paragraph-rsid="0015a1b4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rsid="00108ded" officeooo:paragraph-rsid="0017230c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weight="normal" officeooo:rsid="00108ded" officeooo:paragraph-rsid="0018ba7c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weight="normal" officeooo:rsid="00108ded" officeooo:paragraph-rsid="001afec2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6pt" fo:font-weight="bold" officeooo:rsid="000e597f" officeooo:paragraph-rsid="000e597f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15a1b4" officeooo:paragraph-rsid="0015a1b4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13b611" officeooo:paragraph-rsid="0015a1b4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13b611" officeooo:paragraph-rsid="0017230c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1aaa17" officeooo:paragraph-rsid="001afec2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0e597f" officeooo:paragraph-rsid="000e597f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0e597f" officeooo:paragraph-rsid="00114c7a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0e597f" officeooo:paragraph-rsid="0015a1b4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0e597f" officeooo:paragraph-rsid="0017230c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0e597f" officeooo:paragraph-rsid="0018ba7c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0e597f" officeooo:paragraph-rsid="001afec2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1fa9c2" officeooo:paragraph-rsid="001fa9c2" style:font-weight-asian="normal" style:font-weight-complex="normal"/>
    </style:style>
    <style:style style:name="T1" style:family="text">
      <style:text-properties officeooo:rsid="000e9a77"/>
    </style:style>
    <style:style style:name="T2" style:family="text">
      <style:text-properties officeooo:rsid="00108de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08ded" style:font-size-asian="14pt" style:font-size-complex="14pt"/>
    </style:style>
    <style:style style:name="T5" style:family="text">
      <style:text-properties fo:font-size="14pt" officeooo:rsid="001258c1" style:font-size-asian="14pt" style:font-size-complex="14pt"/>
    </style:style>
    <style:style style:name="T6" style:family="text">
      <style:text-properties fo:font-size="14pt" officeooo:rsid="0015a1b4" style:font-size-asian="14pt" style:font-size-complex="14pt"/>
    </style:style>
    <style:style style:name="T7" style:family="text">
      <style:text-properties fo:font-size="14pt" officeooo:rsid="0017230c" style:font-size-asian="14pt" style:font-size-complex="14pt"/>
    </style:style>
    <style:style style:name="T8" style:family="text">
      <style:text-properties fo:font-size="14pt" officeooo:rsid="001aaa17" style:font-size-asian="14pt" style:font-size-complex="14pt"/>
    </style:style>
    <style:style style:name="T9" style:family="text">
      <style:text-properties fo:font-size="14pt" officeooo:rsid="001afec2" style:font-size-asian="14pt" style:font-size-complex="14pt"/>
    </style:style>
    <style:style style:name="T10" style:family="text">
      <style:text-properties officeooo:rsid="001258c1"/>
    </style:style>
    <style:style style:name="T11" style:family="text">
      <style:text-properties officeooo:rsid="0013b611"/>
    </style:style>
    <style:style style:name="T12" style:family="text">
      <style:text-properties officeooo:rsid="0015a1b4"/>
    </style:style>
    <style:style style:name="T13" style:family="text">
      <style:text-properties officeooo:rsid="0017230c"/>
    </style:style>
    <style:style style:name="T14" style:family="text">
      <style:text-properties officeooo:rsid="001825ae"/>
    </style:style>
    <style:style style:name="T15" style:family="text">
      <style:text-properties officeooo:rsid="0018ba7c"/>
    </style:style>
    <style:style style:name="T16" style:family="text">
      <style:text-properties officeooo:rsid="001aaa17"/>
    </style:style>
    <style:style style:name="T17" style:family="text">
      <style:text-properties officeooo:rsid="001afec2"/>
    </style:style>
    <style:style style:name="T18" style:family="text">
      <style:text-properties officeooo:rsid="001daf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Description textuelle des cas d’utilisations</text:p>
      <text:p text:style-name="P2"/>
      <text:p text:style-name="P3"><text:span text:style-name="T3">Identification </text:span><text:span text:style-name="T4">( cas : s’authentifier)</text:span></text:p>
      <text:p text:style-name="P17"/>
      <text:p text:style-name="P3">-Objectif : Accéder à des pouvoirs spécifiques selon son rôle</text:p>
      <text:p text:style-name="P3">-Acteurs: Enseignant, secrétariat, étudiant, administrateur , BDE</text:p>
      <text:p text:style-name="P3">-Date : 06/04/2018</text:p>
      <text:p text:style-name="P3">-Responsables : équipe 4 groupe 3</text:p>
      <text:p text:style-name="P3">-Version : 1.0 </text:p>
      <text:p text:style-name="P3"/>
      <text:p text:style-name="P11">Séquencements <text:span text:style-name="T2">( cas : s’authentifier)</text:span></text:p>
      <text:p text:style-name="P3"><text:s/></text:p>
      <text:p text:style-name="P3">* Pré-condition : </text:p>
      <text:p text:style-name="P3"><text:tab/>- Être inscrit dans <text:span text:style-name="T2">l’établissement</text:span></text:p>
      <text:p text:style-name="P3"><text:tab/>-<text:span text:style-name="T1">L’acteur a accès à internet.</text:span></text:p>
      <text:p text:style-name="P3">* Enchaînement nominal : <text:tab/></text:p>
      <text:p text:style-name="P3"><text:tab/><text:span text:style-name="T1">-L’acteur <text:s/>entre son adresse mail AMU et un mot de passe</text:span></text:p>
      <text:p text:style-name="P9"><text:tab/>-L’acteur rempli correctement le code CAPTCHA</text:p>
      <text:p text:style-name="P3"><text:s/>* Enchaînement alternatifs : </text:p>
      <text:p text:style-name="P3"><text:tab/><text:span text:style-name="T1">- L’acteur n’a pas accès à internet → impossible de se connecter</text:span></text:p>
      <text:p text:style-name="P3"><text:tab/><text:span text:style-name="T1">- L’acteur se trompe de mot de passe → connexion refuser (demande de ressaisie)</text:span></text:p>
      <text:p text:style-name="P3"><text:tab/><text:span text:style-name="T1">- L’acteur se trompe d’adresse mail → connexion refuser (demande de ressaisie)</text:span></text:p>
      <text:p text:style-name="P3"><text:tab/><text:span text:style-name="T1">- L’acteur ne se souvient plus de son mot de passe</text:span></text:p>
      <text:p text:style-name="P3"><text:tab/><text:tab/><text:span text:style-name="T1">→ Appuie sur le bouton mot de passe oublié</text:span></text:p>
      <text:p text:style-name="P3"><text:tab/><text:tab/><text:span text:style-name="T1">→ Reçoit un mail de l’administrateur avec un nouveau mot de passe</text:span></text:p>
      <text:p text:style-name="P3">* Post-conditions</text:p>
      <text:p text:style-name="P3"><text:tab/><text:span text:style-name="T11">- Les connexions sont enregistrées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4"><text:soft-page-break/><text:span text:style-name="T3">Identification </text:span><text:span text:style-name="T4">( cas : </text:span><text:span text:style-name="T5">consulter (info/notes/emploi du temps</text:span><text:span text:style-name="T4">)</text:span><text:span text:style-name="T5">)</text:span></text:p>
      <text:p text:style-name="P18"/>
      <text:p text:style-name="P4">-Objectif : <text:span text:style-name="T10">accès à toutes les informations essentiels de manière ergonomique et rapide.</text:span></text:p>
      <text:p text:style-name="P4">-Acteurs: <text:span text:style-name="T10">étudiants, BDE</text:span> </text:p>
      <text:p text:style-name="P4">-Date : 06/04/2018</text:p>
      <text:p text:style-name="P4">-Responsables : équipe 4 groupe 3</text:p>
      <text:p text:style-name="P4">-Version : 1.0 </text:p>
      <text:p text:style-name="P4"/>
      <text:p text:style-name="P12">Séquencements <text:span text:style-name="T2">( cas : consulter (info/notes/emploi du temps))</text:span></text:p>
      <text:p text:style-name="P4"><text:s/></text:p>
      <text:p text:style-name="P4">* Pré-condition : </text:p>
      <text:p text:style-name="P4"><text:tab/>- <text:span text:style-name="T10">S’être authentifier sur le site ou être à l’IUT et regarder la TV connecté.</text:span></text:p>
      <text:p text:style-name="P4"/>
      <text:p text:style-name="P4">* Enchaînement nominal : </text:p>
      <text:p text:style-name="P4"><text:tab/><text:span text:style-name="T18">- L’acteur clique sur l’information qui l’intéresse</text:span></text:p>
      <text:p text:style-name="P4"><text:s/>* Enchaînement alternatifs : </text:p>
      <text:p text:style-name="P4"><text:tab/><text:span text:style-name="T18">-Erreur serveur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<text:span text:style-name="T3">Identification </text:span><text:span text:style-name="T4">( cas : </text:span><text:span text:style-name="T6">Attribuer les comptes</text:span><text:span text:style-name="T4">)</text:span></text:p>
      <text:p text:style-name="P19"/>
      <text:p text:style-name="P5">-Objectif : <text:span text:style-name="T12">création des comptes pour chaque utilisateur</text:span></text:p>
      <text:p text:style-name="P5">-Acteurs: administrateur</text:p>
      <text:p text:style-name="P5">-Date : <text:span text:style-name="T12">11</text:span>/04/2018</text:p>
      <text:p text:style-name="P5">-Responsables : équipe 4 groupe 3</text:p>
      <text:p text:style-name="P5">-Version : 1.0 </text:p>
      <text:p text:style-name="P5"/>
      <text:p text:style-name="P13">Séquencements <text:span text:style-name="T2">( cas : Attribuer les comptes)</text:span></text:p>
      <text:p text:style-name="P5"><text:s/></text:p>
      <text:p text:style-name="P5">* Pré-condition : </text:p>
      <text:p text:style-name="P5"><text:tab/>- Être <text:span text:style-name="T12">administrateur</text:span></text:p>
      <text:p text:style-name="P24"><text:tab/>- Avoir une liste des mails des étudiants</text:p>
      <text:p text:style-name="P5"><text:tab/><text:span text:style-name="T13">- Être identifier</text:span></text:p>
      <text:p text:style-name="P10"><text:tab/></text:p>
      <text:p text:style-name="P5">* Enchaînement nominal : </text:p>
      <text:p text:style-name="P5"><text:tab/><text:span text:style-name="T12">-Insérer la liste des étudiants dans le systeme</text:span></text:p>
      <text:p text:style-name="P5"><text:tab/><text:span text:style-name="T12">-Créer les comptes</text:span></text:p>
      <text:p text:style-name="P5"/>
      <text:p text:style-name="P5"><text:s/>* Enchaînement alternatifs : </text:p>
      <text:p text:style-name="P5"><text:tab/><text:span text:style-name="T13">-La liste des étudiants est incomplète/incorrect → insertion manuel du mail des mails</text:span></text:p>
      <text:p text:style-name="P5"/>
      <text:p text:style-name="P5">* Post-conditions</text:p>
      <text:p text:style-name="P5"><text:tab/><text:span text:style-name="T18">-Les comptes sont enregistrés dans la BD</text:span></text:p>
      <text:p text:style-name="P25"><text:tab/>- Un mail est envoyé à chaque étudiant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text:span text:style-name="T3">Identification </text:span><text:span text:style-name="T4">( cas : </text:span><text:span text:style-name="T7">Insérer des informations</text:span><text:span text:style-name="T4">)</text:span></text:p>
      <text:p text:style-name="P20"/>
      <text:p text:style-name="P6">-Objectif : <text:span text:style-name="T13">Faciliter la visibilité et la connaissance des informations aux étudiants</text:span></text:p>
      <text:p text:style-name="P6">-Acteurs: <text:span text:style-name="T13">Secrétariat, enseignant.</text:span></text:p>
      <text:p text:style-name="P6">-Date : <text:span text:style-name="T12">11</text:span>/04/2018</text:p>
      <text:p text:style-name="P6">-Responsables : équipe 4 groupe 3</text:p>
      <text:p text:style-name="P6">-Version : 1.0 </text:p>
      <text:p text:style-name="P6"/>
      <text:p text:style-name="P14">Séquencements <text:span text:style-name="T2">( cas : Insérer des informations/notes)</text:span></text:p>
      <text:p text:style-name="P6"><text:s/></text:p>
      <text:p text:style-name="P6">* Pré-condition : </text:p>
      <text:p text:style-name="P6"><text:tab/><text:span text:style-name="T13">-Être authentifier</text:span></text:p>
      <text:p text:style-name="P10"><text:tab/><text:span text:style-name="T14">-Posséder un fichier contenant l’information (fichier texte pour les infos, excel pour les <text:tab/>notes, jpg ou png pour les images)</text:span></text:p>
      <text:p text:style-name="P6">* Enchaînement nominal : </text:p>
      <text:p text:style-name="P6"><text:tab/><text:span text:style-name="T12">-Insérer le nom du document</text:span></text:p>
      <text:p text:style-name="P6"><text:tab/><text:span text:style-name="T14">-Choisir le téléviseur</text:span></text:p>
      <text:p text:style-name="P6"><text:tab/><text:span text:style-name="T14">-Choisir la durée de l’information</text:span></text:p>
      <text:p text:style-name="P6"><text:tab/><text:span text:style-name="T14">-Choisir l’emplacement de l’information</text:span></text:p>
      <text:p text:style-name="P6"><text:tab/><text:span text:style-name="T14">-Déterminer l’importance de l’information</text:span></text:p>
      <text:p text:style-name="P6"><text:tab/><text:span text:style-name="T14">-Insérer le document par drag &amp; drop ou par insertion</text:span></text:p>
      <text:p text:style-name="P6"/>
      <text:p text:style-name="P6"><text:s/>* Enchaînement alternatifs : </text:p>
      <text:p text:style-name="P6"><text:tab/><text:span text:style-name="T15">-Fichier trop volumineux → impossible de l’ajouter</text:span></text:p>
      <text:p text:style-name="P6"><text:tab/><text:span text:style-name="T15">-Fichier non valide → impossible de l’ajouter</text:span></text:p>
      <text:p text:style-name="P6"/>
      <text:p text:style-name="P6">* Post-conditions</text:p>
      <text:p text:style-name="P26">- l’information est affiché sur le site et sur la TV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<text:span text:style-name="T3">Identification </text:span><text:span text:style-name="T4">( cas : </text:span><text:span text:style-name="T8">Modifier la disposition des blocs</text:span><text:span text:style-name="T4">)</text:span></text:p>
      <text:p text:style-name="P21"/>
      <text:p text:style-name="P7">-Objectif : <text:span text:style-name="T16">Permettre la personnalisation du site selon les envies et les besoins</text:span></text:p>
      <text:p text:style-name="P7">-Acteurs: <text:span text:style-name="T16">Administrateur.</text:span></text:p>
      <text:p text:style-name="P7">-Date : <text:span text:style-name="T12">11</text:span>/04/2018</text:p>
      <text:p text:style-name="P7">-Responsables : équipe 4 groupe 3</text:p>
      <text:p text:style-name="P7">-Version : 1.0 </text:p>
      <text:p text:style-name="P7"/>
      <text:p text:style-name="P15">Séquencements <text:span text:style-name="T2">( cas : Modifier la disposition des blocs )</text:span></text:p>
      <text:p text:style-name="P7"><text:s/></text:p>
      <text:p text:style-name="P7">* Pré-condition : </text:p>
      <text:p text:style-name="P7"><text:tab/><text:span text:style-name="T13">-Être authentifier</text:span></text:p>
      <text:p text:style-name="P7"><text:tab/><text:span text:style-name="T16">-Prendre en compte les informations déjà présentes</text:span></text:p>
      <text:p text:style-name="P7"/>
      <text:p text:style-name="P7">* Enchaînement nominal : </text:p>
      <text:p text:style-name="P7"><text:tab/><text:span text:style-name="T12">-Sélectionner un bloc</text:span></text:p>
      <text:p text:style-name="P7"><text:tab/><text:span text:style-name="T16">-L’interchanger avec un autre bloc</text:span></text:p>
      <text:p text:style-name="P7"><text:tab/><text:span text:style-name="T16">-Modifier la taille d’un bloc</text:span></text:p>
      <text:p text:style-name="P34"><text:tab/>-Le système vérifie si c’est possible</text:p>
      <text:p text:style-name="P7"/>
      <text:p text:style-name="P7"><text:s/>* Enchaînement alternatifs : </text:p>
      <text:p text:style-name="P7"><text:tab/><text:span text:style-name="T15">-bloc trop petit pour l’information afficher → impossible</text:span></text:p>
      <text:p text:style-name="P7"/>
      <text:p text:style-name="P7">* Post-conditions</text:p>
      <text:p text:style-name="P7"><text:tab/><text:span text:style-name="T16">-le site est actualisé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<text:span text:style-name="T3">Identification </text:span><text:span text:style-name="T4">( cas : </text:span><text:span text:style-name="T9">Proposer des informations</text:span><text:span text:style-name="T4">)</text:span></text:p>
      <text:p text:style-name="P22"/>
      <text:p text:style-name="P8">-Objectif : <text:span text:style-name="T17">Afficher des informations de la vie étudiante susceptible d’intéresser les étudiants.</text:span></text:p>
      <text:p text:style-name="P8">-Acteurs: <text:span text:style-name="T17">BDE</text:span></text:p>
      <text:p text:style-name="P8">-Date : <text:span text:style-name="T12">11</text:span>/04/2018</text:p>
      <text:p text:style-name="P8">-Responsables : équipe 4 groupe 3</text:p>
      <text:p text:style-name="P8">-Version : 1.0 </text:p>
      <text:p text:style-name="P8"/>
      <text:p text:style-name="P16">Séquencements <text:span text:style-name="T2">( cas : Proposer des informations )</text:span></text:p>
      <text:p text:style-name="P8"><text:s/></text:p>
      <text:p text:style-name="P8">* Pré-condition : </text:p>
      <text:p text:style-name="P8"><text:tab/><text:span text:style-name="T13">-Être authentifier</text:span></text:p>
      <text:p text:style-name="P8"><text:tab/><text:span text:style-name="T17">-Posséder un document</text:span></text:p>
      <text:p text:style-name="P8"/>
      <text:p text:style-name="P8">* Enchaînement nominal : </text:p>
      <text:p text:style-name="P8"><text:tab/><text:span text:style-name="T12">-Insérer le nom du document</text:span></text:p>
      <text:p text:style-name="P8"><text:tab/><text:span text:style-name="T14">-Choisir le téléviseur</text:span></text:p>
      <text:p text:style-name="P8"><text:tab/><text:span text:style-name="T14">-Choisir la durée de l’information</text:span></text:p>
      <text:p text:style-name="P8"><text:tab/><text:span text:style-name="T14">-Choisir l’emplacement de l’information</text:span></text:p>
      <text:p text:style-name="P8"><text:tab/><text:span text:style-name="T14">-Déterminer l’importance de l’information</text:span></text:p>
      <text:p text:style-name="P8"><text:tab/><text:span text:style-name="T14">-Insérer le document par drag &amp; drop ou par insertion</text:span></text:p>
      <text:p text:style-name="P8"/>
      <text:p text:style-name="P8"><text:s/>* Enchaînement alternatifs : </text:p>
      <text:p text:style-name="P8"><text:tab/><text:span text:style-name="T15">-Fichier trop volumineux → impossible de l’ajouter</text:span></text:p>
      <text:p text:style-name="P8"><text:tab/><text:span text:style-name="T15">-Fichier non valide → impossible de l’ajouter</text:span></text:p>
      <text:p text:style-name="P8"/>
      <text:p text:style-name="P8">* Post-conditions</text:p>
      <text:p text:style-name="P27">- Un mail est envoyé au secrétariat informant de la proposition d’information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text:span text:style-name="T3">Identification </text:span><text:span text:style-name="T4">( cas : </text:span><text:span text:style-name="T9">Valider les informations</text:span><text:span text:style-name="T4">)</text:span></text:p>
      <text:p text:style-name="P22"/>
      <text:p text:style-name="P8">-Objectif : <text:span text:style-name="T17">ne pas avoir des informations non valide venant du BDE.</text:span></text:p>
      <text:p text:style-name="P8">-Acteurs: S<text:span text:style-name="T17">ecretariat</text:span></text:p>
      <text:p text:style-name="P8">-Date : <text:span text:style-name="T12">11</text:span>/04/2018</text:p>
      <text:p text:style-name="P8">-Responsables : équipe 4 groupe 3</text:p>
      <text:p text:style-name="P8">-Version : 1.0 </text:p>
      <text:p text:style-name="P8"/>
      <text:p text:style-name="P16">Séquencements <text:span text:style-name="T2">( cas : Valider les informations)</text:span></text:p>
      <text:p text:style-name="P8"><text:s/></text:p>
      <text:p text:style-name="P8">* Pré-condition : </text:p>
      <text:p text:style-name="P8"><text:tab/><text:span text:style-name="T13">-Être authentifier</text:span></text:p>
      <text:p text:style-name="P8"/>
      <text:p text:style-name="P8">* Enchaînement nominal : </text:p>
      <text:p text:style-name="P8"><text:tab/><text:span text:style-name="T17">-Sélectionner l’information proposé</text:span></text:p>
      <text:p text:style-name="P8"><text:tab/><text:span text:style-name="T17">-Valider ou refuser l’information</text:span></text:p>
      <text:p text:style-name="P8"/>
      <text:p text:style-name="P8"><text:s/>* Enchaînement alternatifs : </text:p>
      <text:p text:style-name="P8"/>
      <text:p text:style-name="P8">* Post-conditions</text:p>
      <text:p text:style-name="P8"><text:tab/><text:span text:style-name="T16">- Un mail est envoyé au BDE informant sur l’état de son information.</text:span></text:p>
      <text:p text:style-name="P8"/>
      <text:p text:style-name="P8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1:07:44.760840407</meta:creation-date>
    <dc:date>2018-04-24T10:57:01.996803941</dc:date>
    <meta:editing-duration>PT13M35S</meta:editing-duration>
    <meta:editing-cycles>3</meta:editing-cycles>
    <meta:generator>LibreOffice/5.2.7.2$Linux_X86_64 LibreOffice_project/20m0$Build-2</meta:generator>
    <meta:document-statistic meta:table-count="0" meta:image-count="0" meta:object-count="0" meta:page-count="7" meta:paragraph-count="141" meta:word-count="763" meta:character-count="5008" meta:non-whitespace-character-count="4275"/>
  </office:meta>
</office:document-meta>
</file>